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4a42" officeooo:paragraph-rsid="001d4a4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a9c1" style:font-weight-asian="normal" style:font-weight-complex="normal"/>
    </style:style>
    <style:style style:name="P8" style:family="paragraph">
      <loext:graphic-properties draw:fill-color="#00a6a8"/>
      <style:text-properties fo:font-size="12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b2b2b2"/>
      <style:paragraph-properties fo:text-align="center"/>
      <style:text-properties fo:font-size="12pt" fo:font-weight="bold" style:font-weight-asian="bold" style:font-weight-complex="bold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officeooo:rsid="001d4a42"/>
    </style:style>
    <style:style style:name="T2" style:family="text">
      <style:text-properties officeooo:rsid="001ec690"/>
    </style:style>
    <style:style style:name="T3" style:family="text">
      <style:text-properties fo:font-weight="bold" officeooo:rsid="001ec69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gr1" style:family="graphic">
      <style:graphic-properties draw:fill-color="#00a6a8" draw:textarea-horizontal-align="justify" draw:textarea-vertical-align="middle" draw:auto-grow-height="false" fo:min-height="2.4445in" fo:min-width="5.2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2b2b2" draw:textarea-horizontal-align="justify" draw:textarea-vertical-align="middle" draw:auto-grow-height="false" fo:min-height="0.6957in" fo:min-width="1.0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b2b2b2" draw:textarea-horizontal-align="justify" draw:textarea-vertical-align="middle" draw:auto-grow-height="false" fo:min-height="0.6957in" fo:min-width="1.0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2b2b2" draw:textarea-horizontal-align="justify" draw:textarea-vertical-align="middle" draw:auto-grow-height="false" fo:min-height="0.6984in" fo:min-width="0.9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2b2b2" draw:textarea-horizontal-align="justify" draw:textarea-vertical-align="middle" draw:auto-grow-height="false" fo:min-height="0.6957in" fo:min-width="1.0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984in" fo:min-width="0.5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984in" fo:min-width="0.9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1984in" fo:min-width="0.7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748in" fo:min-width="0.2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:</text:p>
      <text:p text:style-name="Standard"/>
      <text:p text:style-name="Standard">This is the notes which I have taken for the course: <text:a xlink:type="simple" xlink:href="https://www.coursera.org/learn/build-a-computer/home/welcome" text:style-name="Internet_20_link" text:visited-style-name="Visited_20_Internet_20_Link">Build a Modern Computer from First Principles: From Nand to Tetris (Project-Centered Course)</text:a></text:p>
      <text:p text:style-name="Standard"/>
      <text:p text:style-name="Standard"><text:span text:style-name="Strong_20_Emphasis">Objective:</text:span></text:p>
      <text:p text:style-name="Standard"><text:span text:style-name="Strong_20_Emphasis"/></text:p>
      <text:p text:style-name="Standard"><text:span text:style-name="T1">- </text:span>Build the hardware of the computer (Hack :))</text:p>
      <text:p text:style-name="Standard"/>
      <text:p text:style-name="Standard"><draw:custom-shape text:anchor-type="paragraph" draw:z-index="0" draw:name="Shape3" draw:style-name="gr1" draw:text-style-name="P8" svg:width="5.4689in" svg:height="2.7087in" svg:x="1.598in" svg:y="0.09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" draw:name="Shape1" draw:style-name="gr2" draw:text-style-name="P10" svg:width="1.1461in" svg:height="0.7713in" svg:x="1.7335in" svg:y="0.1028in"><text:p text:style-name="P9"><text:span text:style-name="T4">Computer</text:span></text:p><text:p text:style-name="P9"><text:span text:style-name="T4">Architectur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10" svg:width="1.0941in" svg:height="0.7713in" svg:x="3.9626in" svg:y="0.0925in"><text:p text:style-name="P9"><text:span text:style-name="T4">CPU,</text:span></text:p><text:p text:style-name="P9"><text:span text:style-name="T4">RAM,</text:span></text:p><text:p text:style-name="P9"><text:span text:style-name="T4">chip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5" draw:text-style-name="P10" svg:width="1.1661in" svg:height="0.7713in" svg:x="0.0457in" svg:y="0.1236in"><text:p text:style-name="P9"><text:span text:style-name="T4">Low level code</text:span></text:p><text:p text:style-name="P9"><text:span text:style-name="T4">(Assembly)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6" svg:width="0.574in" svg:height="0.3961in" svg:x="1.2118in" svg:y="0.32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1" draw:style-name="gr4" draw:text-style-name="P12" svg:width="1.0669in" svg:height="0.774in" svg:x="5.8898in" svg:y="0.0402in"><text:p text:style-name="P11"><text:span text:style-name="T5">Elementary </text:span></text:p><text:p text:style-name="P11"><text:span text:style-name="T5">logic ga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/></text:p>
      <text:p text:style-name="Standard"><draw:custom-shape text:anchor-type="paragraph" draw:z-index="6" draw:name="Shape2" draw:style-name="gr7" svg:width="1.1043in" svg:height="0.3961in" svg:x="2.8791in" svg:y="0.0882in"><text:p>Digital Design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2" draw:style-name="gr8" svg:width="0.8543in" svg:height="0.3961in" svg:x="5.0563in" svg:y="0.0673in"><text:p>Gate Logic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P4"><text:span text:style-name="T3"/></text:p>
      <text:p text:style-name="P4"><draw:custom-shape text:anchor-type="paragraph" draw:z-index="8" draw:name="Shape4" draw:style-name="gr9" draw:text-style-name="P13" svg:width="0.4067in" svg:height="0.8543in" svg:x="6.202in" svg:y="0.0472in"><text:p text:style-name="P13"><text:span text:style-name="T6">Electrical</text:span></text:p><text:p text:style-name="P13"><text:span text:style-name="T6">Engineering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/></text:p>
      <text:p text:style-name="P4"><text:span text:style-name="T3"/></text:p>
      <text:p text:style-name="P5"/>
      <text:p text:style-name="P5"/>
      <text:p text:style-name="P5"><draw:custom-shape text:anchor-type="paragraph" draw:z-index="9" draw:name="Shape1" draw:style-name="gr4" draw:text-style-name="P12" svg:width="1.0669in" svg:height="0.774in" svg:x="5.8272in" svg:y="0.1008in"><text:p text:style-name="P11"><text:span text:style-name="T5">Electrical</text:span></text:p><text:p text:style-name="P11"><text:span text:style-name="T5">Chip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2"/>
      <text:p text:style-name="P2"><text:span text:style-name="T2"><text:tab/><text:tab/><text:tab/><text:tab/>Hardware Platform</text:span></text:p>
      <text:p text:style-name="P2"/>
      <text:p text:style-name="P3"/>
      <text:p text:style-name="P6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43:27.389255518</meta:creation-date>
    <dc:date>2019-03-04T13:13:09.048943332</dc:date>
    <meta:editing-duration>PT28M50S</meta:editing-duration>
    <meta:editing-cycles>1</meta:editing-cycles>
    <meta:document-statistic meta:table-count="0" meta:image-count="0" meta:object-count="0" meta:page-count="1" meta:paragraph-count="6" meta:word-count="38" meta:character-count="231" meta:non-whitespace-character-count="192"/>
    <meta:generator>LibreOffice/5.3.6.1$Linux_X86_64 LibreOffice_project/30$Build-1</meta:generator>
  </office:meta>
</office:document-meta>
</file>